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T1" style:family="text">
      <style:text-properties officeooo:rsid="001ab1a2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Horizontal_20_Line"/>
      <text:h text:style-name="Heading_20_1" text:outline-level="1">📘 <text:span text:style-name="Strong_20_Emphasis">Day </text:span><text:span text:style-name="Strong_20_Emphasis"><text:span text:style-name="T1">13</text:span></text:span><text:span text:style-name="Strong_20_Emphasis"> Closures </text:span></text:h>
      <text:h text:style-name="Heading_20_1" text:outline-level="1">⭐ 1. <text:span text:style-name="Strong_20_Emphasis">What is a Closure? </text:span></text:h>
      <text:p text:style-name="Text_20_body">A <text:span text:style-name="Strong_20_Emphasis">closure</text:span> is a feature in JavaScript where an <text:span text:style-name="Strong_20_Emphasis">inner function</text:span> remembers and can access the <text:span text:style-name="Strong_20_Emphasis">variables</text:span> of its <text:span text:style-name="Strong_20_Emphasis">outer function</text:span>, even after the outer function has finished executing.</text:p>
      <text:p text:style-name="Text_20_body">In simple words:</text:p>
      <text:p text:style-name="Text_20_body">➡ A closure gives a function <text:span text:style-name="Strong_20_Emphasis">memory</text:span>.<text:line-break/>➡ The function “remembers” variables from the place where it was created.<text:line-break/>➡ Even when the outer function is gone, its variables remain alive because the inner function still needs them.</text:p>
      <text:p text:style-name="Horizontal_20_Line"/>
      <text:h text:style-name="Heading_20_1" text:outline-level="1">⭐ 2. <text:span text:style-name="Strong_20_Emphasis">Why Do Closures Exist? </text:span></text:h>
      <text:p text:style-name="Text_20_body">Whenever a function is created inside another function:</text:p>
      <text:list xml:id="list3962664675" text:style-name="L1">
        <text:list-item>
          <text:p text:style-name="P2">JavaScript saves the <text:span text:style-name="Strong_20_Emphasis">entire surrounding scope</text:span></text:p>
        </text:list-item>
        <text:list-item>
          <text:p text:style-name="P2">This saved memory area is called the <text:span text:style-name="Strong_20_Emphasis">closure environment</text:span></text:p>
        </text:list-item>
      </text:list>
      <text:p text:style-name="Text_20_body">JavaScript does <text:span text:style-name="Strong_20_Emphasis">not delete</text:span> the outer variables <text:span text:style-name="Strong_20_Emphasis">if the inner function is still using them</text:span>.</text:p>
      <text:p text:style-name="Text_20_body">This is why inner functions continue to access these variables later.</text:p>
      <text:p text:style-name="Horizontal_20_Line"/>
      <text:h text:style-name="Heading_20_1" text:outline-level="1"><text:s/><text:span text:style-name="Strong_20_Emphasis">Basic Closure Example</text:span></text:h>
      <text:h text:style-name="Heading_20_3" text:outline-level="3"><text:span text:style-name="Strong_20_Emphasis">Code:</text:span></text:h>
      <text:p text:style-name="Preformatted_20_Text"><text:span text:style-name="Source_20_Text">function makeCounter() {</text:span></text:p>
      <text:p text:style-name="Preformatted_20_Text"><text:span text:style-name="Source_20_Text"><text:s text:c="2"/>let count = 0;</text:span></text:p>
      <text:p text:style-name="Preformatted_20_Text"/>
      <text:p text:style-name="Preformatted_20_Text"><text:span text:style-name="Source_20_Text"><text:s text:c="2"/>return function() {</text:span></text:p>
      <text:p text:style-name="Preformatted_20_Text"><text:span text:style-name="Source_20_Text"><text:s text:c="4"/>return ++count;</text:span></text:p>
      <text:p text:style-name="Preformatted_20_Text"><text:span text:style-name="Source_20_Text"><text:s text:c="2"/>}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const c = makeCounter();</text:span></text:p>
      <text:p text:style-name="Preformatted_20_Text"><text:span text:style-name="Source_20_Text">c(); // 1</text:span></text:p>
      <text:p text:style-name="Preformatted_20_Text"><text:span text:style-name="Source_20_Text">c(); // 2</text:span></text:p>
      <text:p text:style-name="P1"><text:soft-page-break/><text:span text:style-name="Source_20_Text">c(); // 3</text:span></text:p>
      <text:p text:style-name="Horizontal_20_Line"/>
      <text:h text:style-name="Heading_20_1" text:outline-level="1">⭐ <text:s/><text:span text:style-name="Strong_20_Emphasis">Why Closures Remember Variables? </text:span></text:h>
      <text:p text:style-name="Text_20_body">JavaScript follows this rule:</text:p>
      <text:p text:style-name="Text_20_body">👉 If an inner function uses variables from its outer function,<text:line-break/><text:span text:style-name="Strong_20_Emphasis">the outer variables must stay alive</text:span>.</text:p>
      <text:p text:style-name="Text_20_body">So JavaScript stores those variables in a hidden memory area called the <text:span text:style-name="Strong_20_Emphasis">closure environment</text:span>.</text:p>
      <text:p text:style-name="Text_20_body">This means:</text:p>
      <text:list xml:id="list1275883654" text:style-name="L3">
        <text:list-item>
          <text:p text:style-name="P4">Outer function is finished</text:p>
        </text:list-item>
        <text:list-item>
          <text:p text:style-name="P4">But the variables are preserved</text:p>
        </text:list-item>
        <text:list-item>
          <text:p text:style-name="P4">Inner functions can still access them</text:p>
        </text:list-item>
      </text:list>
      <text:p text:style-name="Text_20_body">This is the essence of closures.</text:p>
      <text:p text:style-name="Horizontal_20_Line"/>
      <text:h text:style-name="Heading_20_1" text:outline-level="1">⭐ <text:span text:style-name="Strong_20_Emphasis">Closures for Private Variables </text:span></text:h>
      <text:h text:style-name="Heading_20_3" text:outline-level="3"><text:span text:style-name="Strong_20_Emphasis">Example:</text:span></text:h>
      <text:p text:style-name="Preformatted_20_Text"><text:span text:style-name="Source_20_Text">function createBankAccount() {</text:span></text:p>
      <text:p text:style-name="Preformatted_20_Text"><text:span text:style-name="Source_20_Text"><text:s text:c="2"/>let balance = 0;</text:span></text:p>
      <text:p text:style-name="Preformatted_20_Text"/>
      <text:p text:style-name="Preformatted_20_Text"><text:span text:style-name="Source_20_Text"><text:s text:c="2"/>return {</text:span></text:p>
      <text:p text:style-name="Preformatted_20_Text"><text:span text:style-name="Source_20_Text"><text:s text:c="4"/>deposit(amount) {</text:span></text:p>
      <text:p text:style-name="Preformatted_20_Text"><text:span text:style-name="Source_20_Text"><text:s text:c="6"/>balance += amount;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withdraw(amount) {</text:span></text:p>
      <text:p text:style-name="Preformatted_20_Text"><text:span text:style-name="Source_20_Text"><text:s text:c="6"/>balance -= amount;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getBalance() {</text:span></text:p>
      <text:p text:style-name="Preformatted_20_Text"><text:span text:style-name="Source_20_Text"><text:s text:c="6"/>return balance;</text:span></text:p>
      <text:p text:style-name="Preformatted_20_Text"><text:span text:style-name="Source_20_Text"><text:s text:c="4"/>}</text:span></text:p>
      <text:p text:style-name="Preformatted_20_Text"><text:span text:style-name="Source_20_Text"><text:s text:c="2"/>}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const acc = createBankAccount();</text:span></text:p>
      <text:p text:style-name="Preformatted_20_Text"><text:span text:style-name="Source_20_Text">acc.deposit(500);</text:span></text:p>
      <text:p text:style-name="Preformatted_20_Text"><text:span text:style-name="Source_20_Text">acc.withdraw(100);</text:span></text:p>
      <text:p text:style-name="P1"><text:span text:style-name="Source_20_Text">acc.getBalance(); // 400</text:span></text:p>
      <text:p text:style-name="Horizontal_20_Line"/>
      <text:h text:style-name="Heading_20_3" text:outline-level="3"><text:soft-page-break/><text:span text:style-name="Strong_20_Emphasis">Explanation</text:span></text:h>
      <text:list xml:id="list799984556" text:style-name="L4">
        <text:list-item>
          <text:p text:style-name="P5"><text:span text:style-name="Source_20_Text">balance</text:span> is private</text:p>
        </text:list-item>
        <text:list-item>
          <text:p text:style-name="P5">It cannot be modified directly</text:p>
        </text:list-item>
        <text:list-item>
          <text:p text:style-name="P5">Only the returned functions can access it</text:p>
        </text:list-item>
        <text:list-item>
          <text:p text:style-name="P5">All three functions form closures over <text:span text:style-name="Source_20_Text">balance</text:span></text:p>
        </text:list-item>
      </text:list>
      <text:p text:style-name="Text_20_body">Even after the function finishes, <text:span text:style-name="Source_20_Text">balance</text:span> is not deleted — the closures keep it alive.</text:p>
      <text:p text:style-name="Horizontal_20_Line"/>
      <text:h text:style-name="Heading_20_1" text:outline-level="1"><text:span text:style-name="Strong_20_Emphasis"/></text:h>
      <text:h text:style-name="Heading_20_1" text:outline-level="1"><text:span text:style-name="Strong_20_Emphasis">Simple Mental Model</text:span></text:h>
      <text:p text:style-name="Text_20_body">Closure =<text:line-break/>✔ Function<text:line-break/>+<text:line-break/>✔ Saved outer variables<text:line-break/>+<text:line-break/>✔ Ability to access them later</text:p>
      <text:p text:style-name="Text_20_body">You can think of it as a <text:span text:style-name="Strong_20_Emphasis">“backpack of variables”</text:span> that the inner function always carries.</text:p>
      <text:p text:style-name="Horizontal_20_Line"/>
      <text:h text:style-name="Heading_20_1" text:outline-level="1">⭐ <text:s/><text:span text:style-name="Strong_20_Emphasis">Exercise</text:span></text:h>
      <text:p text:style-name="Text_20_body">Write a function:</text:p>
      <text:p text:style-name="P1"><text:span text:style-name="Source_20_Text">secretMessage(msg)</text:span></text:p>
      <text:p text:style-name="Text_20_body">It should return a function that prints the message when called.</text:p>
      <text:p text:style-name="Text_20_body">Use closure concepts.</text:p>
      <text:p text:style-name="Horizontal_20_Line"/>
      <text:h text:style-name="Heading_20_1" text:outline-level="1">⭐ <text:s/><text:span text:style-name="Strong_20_Emphasis">Quick Quiz + Answers</text:span></text:h>
      <text:h text:style-name="Heading_20_3" text:outline-level="3"><text:span text:style-name="Strong_20_Emphasis">Q1. What is a closure?</text:span></text:h>
      <text:p text:style-name="Text_20_body">A closure is when an inner function remembers variables from its outer function even after the outer function has finished executing.</text:p>
      <text:h text:style-name="Heading_20_3" text:outline-level="3"><text:soft-page-break/><text:span text:style-name="Strong_20_Emphasis">Q2. Why do closures remember variables?</text:span></text:h>
      <text:p text:style-name="Text_20_body">Because JavaScript stores the outer variables in a hidden closure memory if the inner function still depends on them.</text:p>
      <text:h text:style-name="Heading_20_3" text:outline-level="3"><text:span text:style-name="Strong_20_Emphasis">Q3. Give one real-life use case.</text:span></text:h>
      <text:p text:style-name="Text_20_body">Private variables such as bank account balance, timers, counters, study planners, shopping cart values, etc.</text:p>
      <text:p text:style-name="Horizontal_20_Line"/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1-27T16:03:53.065000000</meta:creation-date>
    <dc:date>2025-11-27T16:19:27.909000000</dc:date>
    <meta:editing-duration>PT5M24S</meta:editing-duration>
    <meta:editing-cycles>1</meta:editing-cycles>
    <meta:document-statistic meta:table-count="0" meta:image-count="0" meta:object-count="0" meta:page-count="4" meta:paragraph-count="74" meta:word-count="450" meta:character-count="2729" meta:non-whitespace-character-count="2292"/>
    <meta:generator>Neat_Office/6.2.8.2$Windows_x86 LibreOffice_project/</meta:generator>
  </office:meta>
</office:document-meta>
</file>